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8"/>
    <style:style style:name="ce4" style:family="table-cell" style:parent-style-name="Default" style:data-style-name="N130"/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42.19mm" svg:height="89.6mm" svg:x="119.41mm" svg:y="6.13mm">
            <loext:p draw:notify-on-update-of-ranges="Sheet1.A7:Sheet1.A7 Sheet1.A8:Sheet1.A21 Sheet1.B7:Sheet1.B7 Sheet1.B8:Sheet1.B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02mm" svg:height="89.87mm" svg:x="272.47mm" svg:y="6.72mm">
            <loext:p draw:notify-on-update-of-ranges="Sheet1.B8:Sheet1.B18 Sheet1.B8:Sheet1.B18 Sheet1.C7:Sheet1.C7 Sheet1.C8:Sheet1.C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5"/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280x72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Seperation</text:p>
          </table:table-cell>
          <table:table-cell office:value-type="float" office:value="6.8" calcext:value-type="float">
            <text:p>6.8</text:p>
          </table:table-cell>
          <table:table-cell table:style-name="Default" office:value-type="string" calcext:value-type="string">
            <text:p>cm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ngle</text:p>
          </table:table-cell>
          <table:table-cell office:value-type="float" office:value="1.2" calcext:value-type="float">
            <text:p>1.2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" table:number-columns-spanned="2" table:number-rows-spanned="1"/>
          <table:covered-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style-name="ce1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PTC</text:p>
          </table:table-cell>
          <table:table-cell table:style-name="Default" office:value-type="string" calcext:value-type="string">
            <text:p>Theta</text:p>
          </table:table-cell>
          <table:table-cell office:value-type="string" calcext:value-type="string">
            <text:p>Calc</text:p>
          </table:table-cell>
          <table:table-cell table:style-name="Default" office:value-type="string" calcext:value-type="string">
            <text:p>Dif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1" calcext:value-type="float">
            <text:p>321</text:p>
          </table:table-cell>
          <table:table-cell table:formula="of:=[.$B$2]/[.A8]" office:value-type="float" office:value="0.272" calcext:value-type="float">
            <text:p>0.2720000</text:p>
          </table:table-cell>
          <table:table-cell table:formula="of:=[.$B$2]/TAN([.B8]*[.$B$28]+[.$B$29])" office:value-type="float" office:value="24.6855090790236" calcext:value-type="float">
            <text:p>24.69</text:p>
          </table:table-cell>
          <table:table-cell table:formula="of:=([.D8]/[.A8])-1" office:value-type="percentage" office:value="-0.0125796368390543" calcext:value-type="percentage">
            <text:p>-1.26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4" calcext:value-type="float">
            <text:p>274</text:p>
          </table:table-cell>
          <table:table-cell table:formula="of:=[.$B$2]/[.A9]" office:value-type="float" office:value="0.226666666666667" calcext:value-type="float">
            <text:p>0.2266667</text:p>
          </table:table-cell>
          <table:table-cell table:formula="of:=[.$B$2]/TAN([.B9]*[.$B$28]+[.$B$29])" office:value-type="float" office:value="29.6338006659711" calcext:value-type="float">
            <text:p>29.63</text:p>
          </table:table-cell>
          <table:table-cell table:formula="of:=([.D9]/[.A9])-1" office:value-type="percentage" office:value="-0.0122066444676298" calcext:value-type="percentage">
            <text:p>-1.22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2" calcext:value-type="float">
            <text:p>212</text:p>
          </table:table-cell>
          <table:table-cell table:formula="of:=[.$B$2]/[.A10]" office:value-type="float" office:value="0.17" calcext:value-type="float">
            <text:p>0.1700000</text:p>
          </table:table-cell>
          <table:table-cell table:formula="of:=[.$B$2]/TAN([.B10]*[.$B$28]+[.$B$29])" office:value-type="float" office:value="39.9666226101295" calcext:value-type="float">
            <text:p>39.97</text:p>
          </table:table-cell>
          <table:table-cell table:formula="of:=([.D10]/[.A10])-1" office:value-type="percentage" office:value="-0.000834434746761703" calcext:value-type="percentage">
            <text:p>-0.08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table:formula="of:=[.$B$2]/[.A11]" office:value-type="float" office:value="0.136" calcext:value-type="float">
            <text:p>0.1360000</text:p>
          </table:table-cell>
          <table:table-cell table:formula="of:=[.$B$2]/TAN([.B11]*[.$B$28]+[.$B$29])" office:value-type="float" office:value="49.910083270848" calcext:value-type="float">
            <text:p>49.91</text:p>
          </table:table-cell>
          <table:table-cell table:formula="of:=([.D11]/[.A11])-1" office:value-type="percentage" office:value="-0.00179833458303957" calcext:value-type="percentage">
            <text:p>-0.18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table:formula="of:=[.$B$2]/[.A12]" office:value-type="float" office:value="0.113333333333333" calcext:value-type="float">
            <text:p>0.1133333</text:p>
          </table:table-cell>
          <table:table-cell table:formula="of:=[.$B$2]/TAN([.B12]*[.$B$28]+[.$B$29])" office:value-type="float" office:value="59.7428908686724" calcext:value-type="float">
            <text:p>59.74</text:p>
          </table:table-cell>
          <table:table-cell table:formula="of:=([.D12]/[.A12])-1" office:value-type="percentage" office:value="-0.004285152188793" calcext:value-type="percentage">
            <text:p>-0.43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table:formula="of:=[.$B$2]/[.A13]" office:value-type="float" office:value="0.0971428571428571" calcext:value-type="float">
            <text:p>0.0971429</text:p>
          </table:table-cell>
          <table:table-cell table:formula="of:=[.$B$2]/TAN([.B13]*[.$B$28]+[.$B$29])" office:value-type="float" office:value="69.3829371874311" calcext:value-type="float">
            <text:p>69.38</text:p>
          </table:table-cell>
          <table:table-cell table:formula="of:=([.D13]/[.A13])-1" office:value-type="percentage" office:value="-0.00881518303669881" calcext:value-type="percentage">
            <text:p>-0.88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formula="of:=[.$B$2]/[.A14]" office:value-type="float" office:value="0.085" calcext:value-type="float">
            <text:p>0.0850000</text:p>
          </table:table-cell>
          <table:table-cell table:formula="of:=[.$B$2]/TAN([.B14]*[.$B$28]+[.$B$29])" office:value-type="float" office:value="79.1188746455186" calcext:value-type="float">
            <text:p>79.12</text:p>
          </table:table-cell>
          <table:table-cell table:formula="of:=([.D14]/[.A14])-1" office:value-type="percentage" office:value="-0.0110140669310181" calcext:value-type="percentage">
            <text:p>-1.10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table:formula="of:=[.$B$2]/[.A15]" office:value-type="float" office:value="0.0755555555555556" calcext:value-type="float">
            <text:p>0.0755556</text:p>
          </table:table-cell>
          <table:table-cell table:formula="of:=[.$B$2]/TAN([.B15]*[.$B$28]+[.$B$29])" office:value-type="float" office:value="88.6726026531725" calcext:value-type="float">
            <text:p>88.67</text:p>
          </table:table-cell>
          <table:table-cell table:formula="of:=([.D15]/[.A15])-1" office:value-type="percentage" office:value="-0.014748859409195" calcext:value-type="percentage">
            <text:p>-1.47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formula="of:=[.$B$2]/[.A16]" office:value-type="float" office:value="0.068" calcext:value-type="float">
            <text:p>0.0680000</text:p>
          </table:table-cell>
          <table:table-cell table:formula="of:=[.$B$2]/TAN([.B16]*[.$B$28]+[.$B$29])" office:value-type="float" office:value="100.830928363564" calcext:value-type="float">
            <text:p>100.83</text:p>
          </table:table-cell>
          <table:table-cell table:formula="of:=([.D16]/[.A16])-1" office:value-type="percentage" office:value="0.00830928363563865" calcext:value-type="percentage">
            <text:p>0.83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formula="of:=[.$B$2]/[.A17]" office:value-type="float" office:value="0.0566666666666667" calcext:value-type="float">
            <text:p>0.0566667</text:p>
          </table:table-cell>
          <table:table-cell table:formula="of:=[.$B$2]/TAN([.B17]*[.$B$28]+[.$B$29])" office:value-type="float" office:value="118.712719886429" calcext:value-type="float">
            <text:p>118.71</text:p>
          </table:table-cell>
          <table:table-cell table:formula="of:=([.D17]/[.A17])-1" office:value-type="percentage" office:value="-0.0107273342797595" calcext:value-type="percentage">
            <text:p>-1.07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  <table:table-cell table:formula="of:=[.$B$2]/[.A18]" office:value-type="float" office:value="0.0485714285714286" calcext:value-type="float">
            <text:p>0.0485714</text:p>
          </table:table-cell>
          <table:table-cell table:formula="of:=[.$B$2]/TAN([.B18]*[.$B$28]+[.$B$29])" office:value-type="float" office:value="141.500334510744" calcext:value-type="float">
            <text:p>141.5</text:p>
          </table:table-cell>
          <table:table-cell table:formula="of:=([.D18]/[.A18])-1" office:value-type="percentage" office:value="0.0107166750767442" calcext:value-type="percentage">
            <text:p>1.07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formula="of:=[.$B$2]/[.A19]" office:value-type="float" office:value="0.0425" calcext:value-type="float">
            <text:p>0.0425000</text:p>
          </table:table-cell>
          <table:table-cell table:formula="of:=[.$B$2]/TAN([.B19]*[.$B$28]+[.$B$29])" office:value-type="float" office:value="159.903655064532" calcext:value-type="float">
            <text:p>159.9</text:p>
          </table:table-cell>
          <table:table-cell table:formula="of:=([.D19]/[.A19])-1" office:value-type="percentage" office:value="-0.000602155846675445" calcext:value-type="percentage">
            <text:p>-0.06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table:formula="of:=[.$B$2]/[.A20]" office:value-type="float" office:value="0.0377777777777778" calcext:value-type="float">
            <text:p>0.0377778</text:p>
          </table:table-cell>
          <table:table-cell table:formula="of:=[.$B$2]/TAN([.B20]*[.$B$28]+[.$B$29])" office:value-type="float" office:value="183.79676686096" calcext:value-type="float">
            <text:p>183.8</text:p>
          </table:table-cell>
          <table:table-cell table:formula="of:=([.D20]/[.A20])-1" office:value-type="percentage" office:value="0.0210931492275537" calcext:value-type="percentage">
            <text:p>2.11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table:formula="of:=[.$B$2]/[.A21]" office:value-type="float" office:value="0.034" calcext:value-type="float">
            <text:p>0.0340000</text:p>
          </table:table-cell>
          <table:table-cell table:formula="of:=[.$B$2]/TAN([.B21]*[.$B$28]+[.$B$29])" office:value-type="float" office:value="198.632104263388" calcext:value-type="float">
            <text:p>198.63</text:p>
          </table:table-cell>
          <table:table-cell table:formula="of:=([.D21]/[.A21])-1" office:value-type="percentage" office:value="-0.00683947868306023" calcext:value-type="percentage">
            <text:p>-0.68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/>
          <table:table-cell table:formula="of:=AVERAGE([.E8:.E18])" office:value-type="percentage" office:value="-0.0052712443426879" calcext:value-type="percentage">
            <text:p>-0.53%</text:p>
          </table:table-cell>
        </table:table-row>
        <table:table-row table:style-name="ro1">
          <table:table-cell table:formula="of:=[.B19]" office:value-type="float" office:value="75" calcext:value-type="float">
            <text:p>75</text:p>
          </table:table-cell>
          <table:table-cell table:style-name="ce3" table:formula="of:=[.C19]" office:value-type="float" office:value="0.0425" calcext:value-type="float">
            <text:p>0.04250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formula="of:=[.B12]" office:value-type="float" office:value="152" calcext:value-type="float">
            <text:p>152</text:p>
          </table:table-cell>
          <table:table-cell table:style-name="ce3" table:formula="of:=[.C12]" office:value-type="float" office:value="0.113333333333333" calcext:value-type="float">
            <text:p>0.1133333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m</text:p>
          </table:table-cell>
          <table:table-cell table:style-name="ce4" table:formula="of:=([.B26]-[.B25])/([.A26]-[.A25])" office:value-type="float" office:value="0.000919913419913416" calcext:value-type="float">
            <text:p>0.000919913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table:style-name="ce4" table:formula="of:=[.B25]-([.B28]*[.A25])" office:value-type="float" office:value="-0.0264935064935062" calcext:value-type="float">
            <text:p>-0.026493506</text:p>
          </table:table-cell>
          <table:table-cell table:style-name="Default"/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9" loext:min-decimal-places="9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17:07:59.0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9M11S</meta:editing-duration>
    <meta:editing-cycles>8</meta:editing-cycles>
    <meta:generator>LibreOffice/5.0.6.3$Windows_x86 LibreOffice_project/490fc03b25318460cfc54456516ea2519c11d1aa</meta:generator>
    <dc:date>2017-10-11T18:22:12.276000000</dc:date>
    <meta:document-statistic meta:table-count="3" meta:cell-count="93" meta:object-count="2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2cm" svg:height="8.961cm" xlink:href=".." xlink:type="simple" chart:class="chart:line" chart:style-name="ch1">
        <chart:title svg:x="5.836cm" svg:y="0.315cm" chart:style-name="ch2">
          <text:p>PTC -&gt; cm</text:p>
        </chart:title>
        <chart:plot-area chart:style-name="ch3" table:cell-range-address="Sheet1.A7:Sheet1.B21" chart:data-source-has-labels="both" svg:x="0.284cm" svg:y="1.299cm" svg:width="13.652cm" svg:height="7.483cm">
          <chartooo:coordinate-region svg:x="1.17cm" svg:y="1.512cm" svg:width="12.447cm" svg:height="6.596cm"/>
          <chart:axis chart:dimension="x" chart:name="primary-x" chart:style-name="ch4" chartooo:axis-type="auto">
            <chartooo:date-scale/>
            <chart:categories table:cell-range-address="Sheet1.A8:Sheet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21" chart:label-cell-address="Sheet1.B7:Sheet1.B7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C</text:p>
                <draw:g>
                  <svg:desc>Sheet1.B7:Sheet1.B7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A8:Sheet1.A21</svg:desc>
                </draw:g>
              </table:table-cell>
              <table:table-cell office:value-type="float" office:value="321">
                <text:p>321</text:p>
                <draw:g>
                  <svg:desc>Sheet1.B8:Sheet1.B21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8cm" xlink:href=".." xlink:type="simple" chart:class="chart:scatter" chart:style-name="ch1">
        <chart:title svg:x="6.33cm" svg:y="0.315cm" chart:style-name="ch2">
          <text:p>PTC -&gt; Theta</text:p>
        </chart:title>
        <chart:plot-area chart:style-name="ch3" table:cell-range-address="Sheet1.B7:Sheet1.C18" chart:data-source-has-labels="both" svg:x="0.32cm" svg:y="1.299cm" svg:width="15.363cm" svg:height="7.51cm">
          <chartooo:coordinate-region svg:x="2.476cm" svg:y="1.513cm" svg:width="12.888cm" svg:height="6.622cm"/>
          <chart:axis chart:dimension="x" chart:name="primary-x" chart:style-name="ch4" chartooo:axis-type="auto">
            <chart:categories table:cell-range-address="Sheet1.B8:Sheet1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8:Sheet1.C18" chart:label-cell-address="Sheet1.C7:Sheet1.C7" chart:class="chart:scatter">
            <chart:domain table:cell-range-address="Sheet1.B8:Sheet1.B18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heta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float" office:value="321">
                <text:p>320</text:p>
                <draw:g>
                  <svg:desc>Sheet1.B8:Sheet1.B18</svg:desc>
                </draw:g>
              </table:table-cell>
              <table:table-cell office:value-type="float" office:value="321">
                <text:p>321</text:p>
                <draw:g>
                  <svg:desc>Sheet1.B8:Sheet1.B18</svg:desc>
                </draw:g>
              </table:table-cell>
              <table:table-cell office:value-type="float" office:value="0.272">
                <text:p>0.272</text:p>
                <draw:g>
                  <svg:desc>Sheet1.C8:Sheet1.C18</svg:desc>
                </draw:g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113333333333333">
                <text:p>0.11333333333333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0971428571428571">
                <text:p>0.097142857142857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0755555555555556">
                <text:p>0.075555555555555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566666666666667">
                <text:p>0.056666666666666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485714285714286">
                <text:p>0.04857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